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_20__28_var_29_"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stroke="dash" draw:stroke-dash="Fine_20_Dashed_20__28_var_29_" draw:fill="none" draw:textarea-vertical-align="middle"/>
    </style:style>
    <style:style style:name="gr4" style:family="graphic" style:parent-style-name="standard">
      <style:graphic-properties draw:stroke="none" draw:fill="hatch" draw:fill-hatch-name="Black_20_45_20_Degrees" draw:textarea-vertical-align="middle"/>
    </style:style>
    <style:style style:name="gr5" style:family="graphic" style:parent-style-name="standard">
      <style:graphic-properties draw:stroke="none" draw:fill="solid" draw:fill-color="#0000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25cm" draw:marker-start-width="0.229cm" draw:marker-end="Arrow_20_concave" draw:marker-end-width="0.203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style:text-position="sub 58%" fo:font-size="15pt" style:font-size-asian="15pt" style:font-weight-asian="normal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8.001cm" svg:x="1.867cm" svg:y="1.7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3.899cm" svg:y1="1.702cm" svg:x2="3.899cm" svg:y2="7.671cm">
          <text:p/>
        </draw:line>
        <draw:line draw:style-name="gr3" draw:text-style-name="P1" draw:layer="layout" svg:x1="9.868cm" svg:y1="7.69cm" svg:x2="3.899cm" svg:y2="7.69cm">
          <text:p/>
        </draw:line>
        <draw:line draw:style-name="gr3" draw:text-style-name="P1" draw:layer="layout" svg:x1="3.899cm" svg:y1="7.671cm" svg:x2="1.867cm" svg:y2="9.703cm">
          <text:p/>
        </draw:line>
        <draw:polygon draw:style-name="gr4" draw:text-style-name="P1" draw:layer="layout" svg:width="2.031cm" svg:height="8cm" svg:x="1.894cm" svg:y="1.682cm" svg:viewBox="0 0 2032 8001" draw:points="0,8001 2032,5969 2032,0 0,2032">
          <text:p/>
        </draw:polygon>
        <draw:polygon draw:style-name="gr4" draw:text-style-name="P1" draw:layer="layout" svg:width="2.031cm" svg:height="8cm" svg:x="7.866cm" svg:y="1.741cm" svg:viewBox="0 0 2032 8001" draw:points="0,8001 2032,5969 2032,0 0,2032">
          <text:p/>
        </draw:polygon>
        <draw:custom-shape draw:style-name="gr5" draw:text-style-name="P1" draw:layer="layout" svg:width="0.254cm" svg:height="0.254cm" svg:x="8.821cm" svg:y="5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2.849cm" svg:y="5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5.736cm" svg:y="5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078cm" svg:y1="5.696cm" svg:x2="10.729cm" svg:y2="5.696cm">
          <text:p/>
        </draw:line>
        <draw:frame draw:style-name="gr8" draw:text-style-name="P2" draw:layer="layout" svg:width="1.27cm" svg:height="1.266cm" svg:x="10.503cm" svg:y="4.877cm">
          <draw:text-box>
            <text:p><text:span text:style-name="T1">S</text:span><text:span text:style-name="T2">f</text:span></text:p>
          </draw:text-box>
        </draw:frame>
        <draw:frame draw:style-name="gr8" draw:text-style-name="P4" draw:layer="layout" svg:width="1.27cm" svg:height="1.266cm" svg:x="5.463cm" svg:y="4.767cm">
          <draw:text-box>
            <text:p text:style-name="P3"><text:span text:style-name="T1">P</text:span></text:p>
          </draw:text-box>
        </draw:frame>
        <draw:frame draw:style-name="gr8" draw:text-style-name="P4" draw:layer="layout" svg:width="1.27cm" svg:height="1.266cm" svg:x="8.493cm" svg:y="4.687cm">
          <draw:text-box>
            <text:p text:style-name="P3"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254cm" draw:rotation="135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30T09:53:08</meta:creation-date>
    <dc:date>2013-09-02T12:03:05</dc:date>
    <meta:editing-duration>PT1H4M53S</meta:editing-duration>
    <meta:editing-cycles>7</meta:editing-cycles>
    <meta:generator>LibreOffice/3.5$Linux_x86 LibreOffice_project/350m1$Build-2</meta:generator>
    <meta:document-statistic meta:object-count="13"/>
  </office:meta>
</office:document-meta>
</file>